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FreeSans" svg:font-family="FreeSans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Standard">
      <style:text-properties officeooo:rsid="0002b4b6" officeooo:paragraph-rsid="0002b4b6"/>
    </style:style>
    <style:style style:name="P2" style:family="paragraph" style:parent-style-name="Standard">
      <style:text-properties officeooo:rsid="0002b4b6" officeooo:paragraph-rsid="0004ab33"/>
    </style:style>
    <style:style style:name="T1" style:family="text">
      <style:text-properties officeooo:rsid="0004ab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當child結束時，會向parent process送出SIGCHLD的訊號，等待exit code被接收，接收之後才會真正結束。所以，我在parent的process上註冊SIGCHLD <text:s/>HANDLER來防止zombie process的產生。</text:p>
      <text:p text:style-name="P1">2. 我使用了tcsetpgrp來設定當前的前景程式是哪一個process，這樣的話ctrl c的signal就會送給指定的程式，而不會送給我的shell。</text:p>
      <text:p text:style-name="P1">3. 在parse字串的時候，將 &lt; &gt; 符號後面的字串存下來，並在程式執行前使用freopen來重導向輸出入。</text:p>
      <text:p text:style-name="P2">4. <text:span text:style-name="T1">Android使用了binder架構。在binder的框架下有4個角色，分別是server, client, service manager, binder driver。</text:span></text:p>
      <text:p text:style-name="P2"><text:span text:style-name="T1"><text:tab/>binder driver是屬於比較kernel的部份，和應用程式使用ioctl方式來實現，而不是常看到read, write。</text:span></text:p>
      <text:p text:style-name="P2"><text:tab/><text:span text:style-name="T1">Service Manag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FreeSans" svg:font-family="FreeSans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cknicsu</meta:initial-creator>
    <meta:creation-date>2015-10-29T00:23:37.008606995</meta:creation-date>
    <dc:date>2015-10-29T00:59:27.897704696</dc:date>
    <dc:creator>tocknicsu</dc:creator>
    <meta:editing-duration>PT5M30S</meta:editing-duration>
    <meta:editing-cycles>1</meta:editing-cycles>
    <meta:document-statistic meta:table-count="0" meta:image-count="0" meta:object-count="0" meta:page-count="1" meta:paragraph-count="6" meta:word-count="217" meta:character-count="431" meta:non-whitespace-character-count="408"/>
    <meta:generator>LibreOffice/4.4.3.2$Linux_X86_64 LibreOffice_project/40m0$Build-2</meta:generator>
  </office:meta>
</office:document-meta>
</file>